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actTemplateParam.getAudit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ctTemplateParam.setAuditStatus( AuditStatusType audit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ctTemplateParam.ContactTemplatePar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tactTemplateParam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